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angal1" svg:font-family="Mangal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Nimbus Mono PS" officeooo:rsid="00040d0f" officeooo:paragraph-rsid="00040d0f"/>
    </style:style>
    <style:style style:name="P2" style:family="paragraph" style:parent-style-name="Standard">
      <style:text-properties style:font-name="Nimbus Mono PS" fo:font-weight="bold" officeooo:rsid="00040d0f" officeooo:paragraph-rsid="00040d0f" style:font-weight-asian="bold" style:font-weight-complex="bold"/>
    </style:style>
    <style:style style:name="P3" style:family="paragraph" style:parent-style-name="Standard">
      <style:text-properties style:font-name="Nimbus Mono PS" officeooo:rsid="0004c198" officeooo:paragraph-rsid="0004c198"/>
    </style:style>
    <style:style style:name="P4" style:family="paragraph" style:parent-style-name="Standard">
      <style:text-properties style:font-name="Nimbus Mono PS" officeooo:rsid="0004c198" officeooo:paragraph-rsid="00059e72"/>
    </style:style>
    <style:style style:name="P5" style:family="paragraph" style:parent-style-name="Standard">
      <style:text-properties style:font-name="Nimbus Mono PS" officeooo:rsid="00059e72" officeooo:paragraph-rsid="00059e72"/>
    </style:style>
    <style:style style:name="P6" style:family="paragraph" style:parent-style-name="Standard">
      <style:text-properties style:font-name="Nimbus Mono PS" officeooo:rsid="00059e72" officeooo:paragraph-rsid="0022b268"/>
    </style:style>
    <style:style style:name="P7" style:family="paragraph" style:parent-style-name="Standard">
      <style:text-properties style:font-name="Nimbus Mono PS" officeooo:rsid="00077a15" officeooo:paragraph-rsid="00077a15"/>
    </style:style>
    <style:style style:name="P8" style:family="paragraph" style:parent-style-name="Standard">
      <style:text-properties style:font-name="Nimbus Mono PS" officeooo:rsid="000a178d" officeooo:paragraph-rsid="0012f2ad"/>
    </style:style>
    <style:style style:name="P9" style:family="paragraph" style:parent-style-name="Standard">
      <style:text-properties style:font-name="Nimbus Mono PS" officeooo:rsid="000a178d" officeooo:paragraph-rsid="000a178d"/>
    </style:style>
    <style:style style:name="P10" style:family="paragraph" style:parent-style-name="Standard">
      <style:text-properties style:font-name="Nimbus Mono PS" officeooo:rsid="0012f2ad" officeooo:paragraph-rsid="0012f2ad"/>
    </style:style>
    <style:style style:name="P11" style:family="paragraph" style:parent-style-name="Standard">
      <style:text-properties style:font-name="Nimbus Mono PS" fo:font-weight="normal" officeooo:rsid="001abe8b" officeooo:paragraph-rsid="001abe8b" style:font-weight-asian="normal" style:font-weight-complex="normal"/>
    </style:style>
    <style:style style:name="P12" style:family="paragraph" style:parent-style-name="Standard">
      <style:text-properties style:font-name="Nimbus Mono PS" officeooo:rsid="0013c652" officeooo:paragraph-rsid="0022b268"/>
    </style:style>
    <style:style style:name="P13" style:family="paragraph" style:parent-style-name="Standard" style:list-style-name="L1">
      <style:text-properties style:font-name="Nimbus Mono PS" officeooo:rsid="00040d0f" officeooo:paragraph-rsid="00040d0f"/>
    </style:style>
    <style:style style:name="P14" style:family="paragraph" style:parent-style-name="Standard" style:list-style-name="L1">
      <style:text-properties style:font-name="Nimbus Mono PS" officeooo:rsid="0004c198" officeooo:paragraph-rsid="0004c198"/>
    </style:style>
    <style:style style:name="P15" style:family="paragraph" style:parent-style-name="Standard" style:list-style-name="L1">
      <style:text-properties style:font-name="Nimbus Mono PS" officeooo:rsid="0004c198" officeooo:paragraph-rsid="00059e72"/>
    </style:style>
    <style:style style:name="P16" style:family="paragraph" style:parent-style-name="Standard" style:list-style-name="L1">
      <style:text-properties style:font-name="Nimbus Mono PS" officeooo:rsid="00059e72" officeooo:paragraph-rsid="00059e72"/>
    </style:style>
    <style:style style:name="P17" style:family="paragraph" style:parent-style-name="Standard" style:list-style-name="L1">
      <style:text-properties style:font-name="Nimbus Mono PS" officeooo:rsid="00059e72" officeooo:paragraph-rsid="0012f2ad"/>
    </style:style>
    <style:style style:name="P18" style:family="paragraph" style:parent-style-name="Standard" style:list-style-name="L1">
      <style:text-properties style:font-name="Nimbus Mono PS" officeooo:rsid="00059e72" officeooo:paragraph-rsid="0022b268"/>
    </style:style>
    <style:style style:name="P19" style:family="paragraph" style:parent-style-name="Standard" style:list-style-name="L1">
      <style:text-properties style:font-name="Nimbus Mono PS" officeooo:rsid="004a2ee3" officeooo:paragraph-rsid="004a2ee3"/>
    </style:style>
    <style:style style:name="P20" style:family="paragraph" style:parent-style-name="Standard" style:list-style-name="L1">
      <style:text-properties style:font-name="Nimbus Mono PS" officeooo:rsid="00080dcb" officeooo:paragraph-rsid="00080dcb"/>
    </style:style>
    <style:style style:name="P21" style:family="paragraph" style:parent-style-name="Standard" style:list-style-name="L1">
      <style:text-properties style:font-name="Nimbus Mono PS" officeooo:rsid="00080dcb" officeooo:paragraph-rsid="0012f2ad"/>
    </style:style>
    <style:style style:name="P22" style:family="paragraph" style:parent-style-name="Standard" style:list-style-name="L1">
      <style:text-properties style:font-name="Nimbus Mono PS" officeooo:rsid="00077a15" officeooo:paragraph-rsid="0012f2ad"/>
    </style:style>
    <style:style style:name="P23" style:family="paragraph" style:parent-style-name="Standard" style:list-style-name="L1">
      <style:text-properties style:font-name="Nimbus Mono PS" officeooo:rsid="00077a15" officeooo:paragraph-rsid="00077a15"/>
    </style:style>
    <style:style style:name="P24" style:family="paragraph" style:parent-style-name="Standard" style:list-style-name="L1">
      <style:text-properties style:font-name="Nimbus Mono PS" officeooo:rsid="000a178d" officeooo:paragraph-rsid="0012f2ad"/>
    </style:style>
    <style:style style:name="P25" style:family="paragraph" style:parent-style-name="Standard" style:list-style-name="L1">
      <style:text-properties style:font-name="Nimbus Mono PS" officeooo:rsid="000a178d" officeooo:paragraph-rsid="000a178d"/>
    </style:style>
    <style:style style:name="P26" style:family="paragraph" style:parent-style-name="Standard" style:list-style-name="L1">
      <style:text-properties style:font-name="Nimbus Mono PS" officeooo:rsid="0045bb2d" officeooo:paragraph-rsid="0045bb2d"/>
    </style:style>
    <style:style style:name="P27" style:family="paragraph" style:parent-style-name="Standard" style:list-style-name="L1">
      <style:text-properties style:font-name="Nimbus Mono PS" officeooo:rsid="0067c4c4" officeooo:paragraph-rsid="0067c4c4"/>
    </style:style>
    <style:style style:name="P28" style:family="paragraph" style:parent-style-name="Standard" style:list-style-name="L1">
      <style:text-properties style:font-name="Nimbus Mono PS" officeooo:rsid="0008467a" officeooo:paragraph-rsid="0012f2ad"/>
    </style:style>
    <style:style style:name="P29" style:family="paragraph" style:parent-style-name="Standard" style:list-style-name="L1">
      <style:text-properties style:font-name="Nimbus Mono PS" officeooo:rsid="00146968" officeooo:paragraph-rsid="00146968"/>
    </style:style>
    <style:style style:name="P30" style:family="paragraph" style:parent-style-name="Standard" style:list-style-name="L1">
      <style:text-properties style:font-name="Nimbus Mono PS" officeooo:rsid="0012f2ad" officeooo:paragraph-rsid="0012f2ad"/>
    </style:style>
    <style:style style:name="P31" style:family="paragraph" style:parent-style-name="Standard" style:list-style-name="L1">
      <style:text-properties style:font-name="Nimbus Mono PS" officeooo:paragraph-rsid="0022b268"/>
    </style:style>
    <style:style style:name="P32" style:family="paragraph" style:parent-style-name="Standard" style:list-style-name="L1">
      <style:text-properties style:font-name="Nimbus Mono PS" officeooo:paragraph-rsid="001421ae"/>
    </style:style>
    <style:style style:name="P33" style:family="paragraph" style:parent-style-name="Standard" style:list-style-name="L1">
      <style:text-properties style:font-name="Nimbus Mono PS" officeooo:rsid="001421ae" officeooo:paragraph-rsid="001421ae"/>
    </style:style>
    <style:style style:name="P34" style:family="paragraph" style:parent-style-name="Standard" style:list-style-name="L1">
      <style:text-properties style:font-name="Nimbus Mono PS" fo:font-weight="bold" officeooo:rsid="001421ae" officeooo:paragraph-rsid="001421ae" style:font-weight-asian="bold" style:font-weight-complex="bold"/>
    </style:style>
    <style:style style:name="P35" style:family="paragraph" style:parent-style-name="Standard" style:list-style-name="L1">
      <style:text-properties style:font-name="Nimbus Mono PS" fo:font-weight="bold" officeooo:rsid="001abe8b" officeooo:paragraph-rsid="001abe8b" style:font-weight-asian="bold" style:font-weight-complex="bold"/>
    </style:style>
    <style:style style:name="P36" style:family="paragraph" style:parent-style-name="Standard" style:list-style-name="L1">
      <style:text-properties style:font-name="Nimbus Mono PS" fo:font-weight="bold" officeooo:rsid="0023b3db" officeooo:paragraph-rsid="0023b3db" style:font-weight-asian="bold" style:font-weight-complex="bold"/>
    </style:style>
    <style:style style:name="P37" style:family="paragraph" style:parent-style-name="Standard">
      <style:text-properties style:font-name="Nimbus Mono PS" fo:font-weight="bold" officeooo:rsid="0023b3db" officeooo:paragraph-rsid="0023b3db" style:font-weight-asian="bold" style:font-weight-complex="bold"/>
    </style:style>
    <style:style style:name="P38" style:family="paragraph" style:parent-style-name="Standard" style:list-style-name="L1">
      <style:text-properties style:font-name="Nimbus Mono PS" fo:font-weight="bold" officeooo:rsid="00793953" officeooo:paragraph-rsid="00793953" style:font-weight-asian="bold" style:font-weight-complex="bold"/>
    </style:style>
    <style:style style:name="P39" style:family="paragraph" style:parent-style-name="Standard" style:list-style-name="L1">
      <style:text-properties style:font-name="Nimbus Mono PS" fo:font-weight="normal" officeooo:rsid="0023b3db" officeooo:paragraph-rsid="0023b3db" style:font-weight-asian="normal" style:font-weight-complex="normal"/>
    </style:style>
    <style:style style:name="P40" style:family="paragraph" style:parent-style-name="Standard" style:list-style-name="L1">
      <style:paragraph-properties fo:break-before="page"/>
      <style:text-properties style:font-name="Nimbus Mono PS" officeooo:rsid="00080dcb" officeooo:paragraph-rsid="00080dcb"/>
    </style:style>
    <style:style style:name="P41" style:family="paragraph" style:parent-style-name="Standard" style:list-style-name="L1">
      <style:paragraph-properties fo:break-before="page"/>
      <style:text-properties style:font-name="Nimbus Mono PS" officeooo:rsid="0013c652" officeooo:paragraph-rsid="0013c65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c198" style:font-weight-asian="bold" style:font-weight-complex="bold"/>
    </style:style>
    <style:style style:name="T3" style:family="text">
      <style:text-properties fo:font-weight="bold" officeooo:rsid="00059e72" style:font-weight-asian="bold" style:font-weight-complex="bold"/>
    </style:style>
    <style:style style:name="T4" style:family="text">
      <style:text-properties fo:font-weight="bold" officeooo:rsid="0012f2ad" style:font-weight-asian="bold" style:font-weight-complex="bold"/>
    </style:style>
    <style:style style:name="T5" style:family="text">
      <style:text-properties fo:font-weight="bold" officeooo:rsid="00793953" style:font-weight-asian="bold" style:font-weight-complex="bold"/>
    </style:style>
    <style:style style:name="T6" style:family="text">
      <style:text-properties officeooo:rsid="0004c198"/>
    </style:style>
    <style:style style:name="T7" style:family="text">
      <style:text-properties officeooo:rsid="00059e72"/>
    </style:style>
    <style:style style:name="T8" style:family="text">
      <style:text-properties officeooo:rsid="00077a15"/>
    </style:style>
    <style:style style:name="T9" style:family="text">
      <style:text-properties officeooo:rsid="00080dcb"/>
    </style:style>
    <style:style style:name="T10" style:family="text">
      <style:text-properties officeooo:rsid="0008467a"/>
    </style:style>
    <style:style style:name="T11" style:family="text">
      <style:text-properties officeooo:rsid="000a178d"/>
    </style:style>
    <style:style style:name="T12" style:family="text">
      <style:text-properties officeooo:rsid="0012f2ad"/>
    </style:style>
    <style:style style:name="T13" style:family="text">
      <style:text-properties officeooo:rsid="0013c652"/>
    </style:style>
    <style:style style:name="T14" style:family="text">
      <style:text-properties officeooo:rsid="001421ae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fo:font-weight="bold" officeooo:rsid="00793953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officeooo:rsid="00793953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22b268"/>
    </style:style>
    <style:style style:name="T20" style:family="text">
      <style:text-properties officeooo:rsid="003ed7b5"/>
    </style:style>
    <style:style style:name="T21" style:family="text">
      <style:text-properties officeooo:rsid="0050669c"/>
    </style:style>
    <style:style style:name="T22" style:family="text">
      <style:text-properties officeooo:rsid="00603e5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root Jail Walkthrough</text:p>
      <text:p text:style-name="P1"/>
      <text:p text:style-name="P2"><text:span text:style-name="T17">NOTE</text:span>: This walkthrough assumes use on a Debian-based machine to install a chroot jail running on Debian Bullseye, although other OSs can use debootstrap to install other OSs as well. “<text:span text:style-name="T6">#” indicates superuser commands, “$” indicates user commands.</text:span></text:p>
      <text:p text:style-name="P1"/>
      <text:list xml:id="list2066445832" text:style-name="L1">
        <text:list-item>
          <text:p text:style-name="P13">Create shell variable for the mount directory</text:p>
          <text:list>
            <text:list-item>
              <text:p text:style-name="P13"><text:span text:style-name="T4">(host): </text:span><text:span text:style-name="T1">#</text:span> echo “BULLSEYE_MINI=/mnt/chroot/bullseye_mini” &gt;&gt; /etc/environment</text:p>
            </text:list-item>
            <text:list-item>
              <text:p text:style-name="P13"><text:span text:style-name="T4">(host): </text:span><text:span text:style-name="T2">#</text:span> source /etc/environment</text:p>
            </text:list-item>
            <text:list-item>
              <text:p text:style-name="P13"><text:span text:style-name="T16">NOTE</text:span><text:span text:style-name="T1">:</text:span> Not really necessary, but will save time and keystrokes now and in the future.</text:p>
            </text:list-item>
          </text:list>
        </text:list-item>
      </text:list>
      <text:p text:style-name="P1"/>
      <text:list xml:id="list92450997016304" text:continue-numbering="true" text:style-name="L1">
        <text:list-item>
          <text:p text:style-name="P13">Create mount directory</text:p>
          <text:list>
            <text:list-item>
              <text:p text:style-name="P13"><text:span text:style-name="T4">(host): </text:span><text:span text:style-name="T1">#</text:span> mkdir -p $BULLSEYE_MINI</text:p>
            </text:list-item>
          </text:list>
        </text:list-item>
      </text:list>
      <text:p text:style-name="P1"/>
      <text:list xml:id="list92449800735616" text:continue-numbering="true" text:style-name="L1">
        <text:list-item>
          <text:p text:style-name="P13">Install debootstrap</text:p>
          <text:list>
            <text:list-item>
              <text:p text:style-name="P13"><text:span text:style-name="T4">(host): </text:span><text:span text:style-name="T1">#</text:span> apt install debootstrap</text:p>
            </text:list-item>
          </text:list>
        </text:list-item>
      </text:list>
      <text:p text:style-name="P1"/>
      <text:list xml:id="list92450595747209" text:continue-numbering="true" text:style-name="L1">
        <text:list-item>
          <text:p text:style-name="P13">Create chroot jail <text:span text:style-name="T6">and mount appropriate jail directories</text:span></text:p>
          <text:list>
            <text:list-item>
              <text:p text:style-name="P13"><text:span text:style-name="T4">(host): </text:span><text:span text:style-name="T1">#</text:span> debootstrap bullseye $BULLSEYE_MINI <text:span text:style-name="T6">https://deb.debian.org/debian</text:span></text:p>
            </text:list-item>
            <text:list-item>
              <text:p text:style-name="P14"><text:span text:style-name="T4">(host): </text:span><text:span text:style-name="T1">#</text:span> mount -t proc proc $BULLSEYE_MINI/proc</text:p>
            </text:list-item>
            <text:list-item>
              <text:p text:style-name="P14"><text:span text:style-name="T4">(host): </text:span><text:span text:style-name="T1">#</text:span> mount -t devpts devpts $BULLSEYE_MINI/dev/pts</text:p>
            </text:list-item>
          </text:list>
        </text:list-item>
      </text:list>
      <text:p text:style-name="P3"/>
      <text:list xml:id="list92449717202011" text:continue-numbering="true" text:style-name="L1">
        <text:list-item>
          <text:p text:style-name="P14">Login to chroot jail as root</text:p>
          <text:list>
            <text:list-item>
              <text:p text:style-name="P15"><text:span text:style-name="T4">(host): </text:span><text:span text:style-name="T1">#</text:span> chroot $BULLSEYE_MINI /bin/bash –login</text:p>
            </text:list-item>
          </text:list>
        </text:list-item>
      </text:list>
      <text:p text:style-name="P4"/>
      <text:list xml:id="list92450921321495" text:continue-numbering="true" text:style-name="L1">
        <text:list-item>
          <text:p text:style-name="P15"><text:span text:style-name="T4">(jail): </text:span><text:span text:style-name="T3">#</text:span><text:span text:style-name="T7"> nano ~/.profile</text:span></text:p>
          <text:list>
            <text:list-item>
              <text:p text:style-name="P16"><text:span text:style-name="T21">C</text:span>omment the bottom line and replace with:</text:p>
              <text:list>
                <text:list-item>
                  <text:p text:style-name="P16">(tty &gt; /dev/null) &amp;&amp; (mesg n || true)</text:p>
                </text:list-item>
              </text:list>
            </text:list-item>
            <text:list-item>
              <text:p text:style-name="P19"><text:span text:style-name="T16">NOTE</text:span><text:span text:style-name="T1">:</text:span> This may not be necessary with Bullseye. This was needed for a chroot jail using Debian Buster.</text:p>
            </text:list-item>
          </text:list>
        </text:list-item>
      </text:list>
      <text:p text:style-name="P5"/>
      <text:list xml:id="list92450189165669" text:continue-numbering="true" text:style-name="L1">
        <text:list-item>
          <text:p text:style-name="P16">Change <text:span text:style-name="T8">the shell prompt to something normal</text:span></text:p>
          <text:list>
            <text:list-item>
              <text:p text:style-name="P20"><text:span text:style-name="T4">(jail): </text:span><text:span text:style-name="T1">#</text:span> echo ‘bullseye-mini’ &gt; /etc/debian_chroot</text:p>
            </text:list-item>
            <text:list-item>
              <text:p text:style-name="P22"><text:span text:style-name="T4">(jail): </text:span><text:span text:style-name="T1">#</text:span> echo ‘PS1=“\u@<text:span text:style-name="T9">$(cat /etc/debian_chroot):</text:span>\w#”’ &gt;&gt; <text:span text:style-name="T9">~/.bashrc</text:span></text:p>
            </text:list-item>
            <text:list-item>
              <text:p text:style-name="P21"><text:span text:style-name="T4">(jail): </text:span><text:span text:style-name="T1">#</text:span> source /etc/bash.bashrc</text:p>
            </text:list-item>
            <text:list-item>
              <text:p text:style-name="P21"><text:span text:style-name="T4">(jail): </text:span><text:span text:style-name="T1">#</text:span> source ~/.bashrc</text:p>
            </text:list-item>
            <text:list-item>
              <text:p text:style-name="P23"><text:span text:style-name="T16">NOTE</text:span><text:span text:style-name="T1">:</text:span> The hostname <text:span text:style-name="T9">in /etc/hostname </text:span>is actually shared between the host and the chroot jail, <text:span text:style-name="T9">hence the use of /etc/debian_chroot instead.</text:span></text:p>
            </text:list-item>
          </text:list>
        </text:list-item>
      </text:list>
      <text:p text:style-name="P7"/>
      <text:list xml:id="list92450339904658" text:continue-numbering="true" text:style-name="L1">
        <text:list-item>
          <text:p text:style-name="P20">Install and configure locale options</text:p>
          <text:list>
            <text:list-item>
              <text:p text:style-name="P21"><text:span text:style-name="T4">(jail): </text:span><text:span text:style-name="T1">#</text:span> apt install locales</text:p>
            </text:list-item>
            <text:list-item>
              <text:p text:style-name="P21"><text:span text:style-name="T4">(jail): </text:span><text:span text:style-name="T1">#</text:span> dpkg-reconfigure locales</text:p>
            </text:list-item>
            <text:list-item>
              <text:p text:style-name="P20">Select preferred language from menu.</text:p>
            </text:list-item>
          </text:list>
        </text:list-item>
        <text:list-item>
          <text:p text:style-name="P40">Install <text:span text:style-name="T11">SSH and PAM modules, </text:span>and configure SSH <text:span text:style-name="T11">daemon</text:span></text:p>
          <text:list>
            <text:list-item>
              <text:p text:style-name="P21"><text:span text:style-name="T4">(jail): </text:span><text:span text:style-name="T1">#</text:span> apt install ssh <text:span text:style-name="T11">libpam-ssh libpam-ssh-agent-auth</text:span></text:p>
            </text:list-item>
            <text:list-item>
              <text:p text:style-name="P21"><text:span text:style-name="T4">(jail): </text:span><text:span text:style-name="T1">#</text:span> <text:span text:style-name="T20">sed -i “s;#Port 22;Port &lt;some other #&gt;;”</text:span> /etc/ssh/sshd_config</text:p>
              <text:list>
                <text:list-item>
                  <text:p text:style-name="P20"><text:span text:style-name="T16">NOTE</text:span><text:span text:style-name="T1">:</text:span> This configures SSH to work on a different port number besides the default port 22 because the host (localhost) is already using port 22.</text:p>
                </text:list-item>
                <text:list-item>
                  <text:p text:style-name="P20"><text:span text:style-name="T10">We’ll be creating a user and giving them sudo permissions later (Step </text:span><text:span text:style-name="T12">11</text:span><text:span text:style-name="T10">), but i</text:span>f you want to allow login to root directly, <text:span text:style-name="T10">add “PermitRootLogin yes” somewhere in this file. It doesn’t matter where.</text:span></text:p>
                </text:list-item>
              </text:list>
            </text:list-item>
            <text:list-item>
              <text:p text:style-name="P24"><text:span text:style-name="T4">(jail): </text:span><text:span text:style-name="T1">#</text:span> /etc/init.d/ssh restart</text:p>
            </text:list-item>
          </text:list>
        </text:list-item>
      </text:list>
      <text:p text:style-name="P8"/>
      <text:list xml:id="list92449449510433" text:continue-numbering="true" text:style-name="L1">
        <text:list-item>
          <text:p text:style-name="P26">Add host <text:span text:style-name="T22">machine’s</text:span> hostname to chroot jail’s /etc/hosts</text:p>
          <text:list>
            <text:list-item>
              <text:p text:style-name="P26"><text:span text:style-name="T1">(jail): #</text:span> echo -e “127.0.1.1\t&lt;<text:span text:style-name="T22">host’s </text:span>hostname&gt;” &gt;&gt; /etc/hosts</text:p>
            </text:list-item>
          </text:list>
        </text:list-item>
        <text:list-item>
          <text:p text:style-name="P27">Add “non-free” and “contrib” repositories to APT’s sources.list, if desired.</text:p>
          <text:list>
            <text:list-item>
              <text:p text:style-name="P27"><text:span text:style-name="T1">(jail): #</text:span> nano /etc/apt/sources.list</text:p>
              <text:list>
                <text:list-item>
                  <text:p text:style-name="P27">Add “non-free” and/or “contrib” to the end of desired repository entries.</text:p>
                </text:list-item>
              </text:list>
            </text:list-item>
          </text:list>
        </text:list-item>
      </text:list>
      <text:p text:style-name="P8"/>
      <text:list xml:id="list92449821329386" text:continue-numbering="true" text:style-name="L1">
        <text:list-item>
          <text:p text:style-name="P25">Create password for root</text:p>
          <text:list>
            <text:list-item>
              <text:p text:style-name="P24"><text:span text:style-name="T4">(jail): </text:span><text:span text:style-name="T1">#</text:span> passwd</text:p>
              <text:list>
                <text:list-item>
                  <text:p text:style-name="P25">Set the password to whatever you want</text:p>
                </text:list-item>
              </text:list>
            </text:list-item>
          </text:list>
        </text:list-item>
      </text:list>
      <text:p text:style-name="P9"/>
      <text:list xml:id="list92451444970841" text:continue-numbering="true" text:style-name="L1">
        <text:list-item>
          <text:p text:style-name="P16">Create user and add them to groups</text:p>
          <text:list>
            <text:list-item>
              <text:p text:style-name="P28"><text:span text:style-name="T4">(jail): </text:span><text:span text:style-name="T1">#</text:span> apt install sudo</text:p>
            </text:list-item>
            <text:list-item>
              <text:p text:style-name="P17"><text:span text:style-name="T4">(jail): </text:span><text:span text:style-name="T1">#</text:span> adduser &lt;<text:span text:style-name="T19">username&gt;</text:span></text:p>
              <text:list>
                <text:list-item>
                  <text:p text:style-name="P29">Set password to whatever you want</text:p>
                </text:list-item>
              </text:list>
            </text:list-item>
            <text:list-item>
              <text:p text:style-name="P18"><text:span text:style-name="T4">(jail): </text:span><text:span text:style-name="T1">#</text:span> addgroup &lt;<text:span text:style-name="T19">username&gt;</text:span> users</text:p>
            </text:list-item>
            <text:list-item>
              <text:p text:style-name="P18"><text:span text:style-name="T4">(jail): </text:span><text:span text:style-name="T1">#</text:span> addgroup &lt;<text:span text:style-name="T19">username&gt;</text:span> sudo</text:p>
            </text:list-item>
          </text:list>
        </text:list-item>
      </text:list>
      <text:p text:style-name="P6"/>
      <text:list xml:id="list92449448243747" text:continue-numbering="true" text:style-name="L1">
        <text:list-item>
          <text:p text:style-name="P30">Exit chroot jail and return to normal user on host</text:p>
          <text:list>
            <text:list-item>
              <text:p text:style-name="P30"><text:span text:style-name="T1">(jail): #</text:span> exit</text:p>
            </text:list-item>
            <text:list-item>
              <text:p text:style-name="P30"><text:span text:style-name="T1">(host): #</text:span> exit</text:p>
            </text:list-item>
          </text:list>
        </text:list-item>
      </text:list>
      <text:p text:style-name="P10"/>
      <text:list xml:id="list92450875815023" text:continue-numbering="true" text:style-name="L1">
        <text:list-item>
          <text:p text:style-name="P30">Login to chroot jail as user</text:p>
          <text:list>
            <text:list-item>
              <text:p text:style-name="P31"><text:span text:style-name="T4">(host): $</text:span><text:span text:style-name="T12"> ssh -p &lt;port # from </text:span><text:span text:style-name="T13">Step 9.b.i) </text:span><text:span text:style-name="T7">&lt;</text:span><text:span text:style-name="T19">username from Step 11.b&gt;</text:span><text:span text:style-name="T13">@localhost</text:span></text:p>
              <text:list>
                <text:list-item>
                  <text:p text:style-name="P26">Note: If you’ve previously created a chroot jail on the same port, this might not work at first. To fix this, try one of the following</text:p>
                  <text:list>
                    <text:list-item>
                      <text:p text:style-name="P26">ssh-keygen -f “/home/$USER/.ssh/known_hosts” -R “[localhost]:&lt;port #&gt;”</text:p>
                      <text:list>
                        <text:list-item>
                          <text:p text:style-name="P26">This will remove the previous known host at localhost:&lt;port #&gt;</text:p>
                        </text:list-item>
                      </text:list>
                    </text:list-item>
                    <text:list-item>
                      <text:p text:style-name="P26">reboot the host machine</text:p>
                    </text:list-item>
                    <text:list-item>
                      <text:p text:style-name="P26">Both 1 &amp; 2</text:p>
                    </text:list-item>
                  </text:list>
                </text:list-item>
              </text:list>
            </text:list-item>
          </text:list>
        </text:list-item>
      </text:list>
      <text:p text:style-name="P12"/>
      <text:list xml:id="list92451101884697" text:continue-numbering="true" text:style-name="L1">
        <text:list-item>
          <text:p text:style-name="P41">Change shell prompt <text:span text:style-name="T14">to something normal</text:span></text:p>
          <text:list>
            <text:list-item>
              <text:p text:style-name="P33"><text:span text:style-name="T16">NOTE</text:span><text:span text:style-name="T1">:</text:span> Change only unbolded lines</text:p>
            </text:list-item>
            <text:list-item>
              <text:p text:style-name="P33"><text:span text:style-name="T1">(jail): $</text:span> nano ~/.bashrc</text:p>
              <text:list>
                <text:list-item>
                  <text:p text:style-name="P34">“ if [ “$color_prompt” = yes]; then</text:p>
                  <text:list>
                    <text:list-item>
                      <text:p text:style-name="P32">PS1=<text:span text:style-name="T14">‘</text:span>\[\033[01;32m\]\u@$debian_chroot\[\033[00m\]:\[\033[01;34m\]\w\[\033[00m\]\$ ’</text:p>
                    </text:list-item>
                  </text:list>
                </text:list-item>
                <text:list-item>
                  <text:p text:style-name="P34">else</text:p>
                  <text:list>
                    <text:list-item>
                      <text:p text:style-name="P32">PS1='${debian_chroot:+($debian_chroot)}\u@\h:\w\$ '</text:p>
                    </text:list-item>
                  </text:list>
                </text:list-item>
                <text:list-item>
                  <text:p text:style-name="P34">fi</text:p>
                </text:list-item>
              </text:list>
            </text:list-item>
            <text:list-item>
              <text:p text:style-name="P35">(jail): $ <text:span text:style-name="T18">source ~/.bashrc</text:span></text:p>
            </text:list-item>
          </text:list>
        </text:list-item>
      </text:list>
      <text:p text:style-name="P11"/>
      <text:list xml:id="list92450882621988" text:continue-numbering="true" text:style-name="L1">
        <text:list-item>
          <text:p text:style-name="P39">The chroot jail is now ready to use like a regular Linux machine. If the host is rebooted or shut down, the chroot jail’s /proc and /dev/pts directories will need to be re-mounted, and the SSH server on the chroot jail will also need to be restarted before you can SSH into it. The file “chroot_startup.ssh” has been provided for as a convenience.</text:p>
          <text:list>
            <text:list-item>
              <text:p text:style-name="P36">(host): $<text:span text:style-name="T18"> bash chroot_startup.sh $BULLSEYE_MINI</text:span></text:p>
            </text:list-item>
          </text:list>
        </text:list-item>
      </text:list>
      <text:p text:style-name="P37"><text:span text:style-name="T18"/></text:p>
      <text:list xml:id="list92451097473997" text:continue-numbering="true" text:style-name="L1">
        <text:list-item>
          <text:p text:style-name="P38"><text:span text:style-name="T18">If your chroot jail does not connect to Internet at different locations, try the following:</text:span></text:p>
          <text:list>
            <text:list-item>
              <text:p text:style-name="P38"><text:span text:style-name="T18"><text:s/></text:span>(host): #<text:span text:style-name="T18"> mount --bind /etc/resolv.conf $BULLSEYE_MINI/etc/resolv.conf</text:span></text:p>
              <text:list>
                <text:list-item>
                  <text:p text:style-name="P38"><text:span text:style-name="T15">NOTE</text:span>:<text:span text:style-name="T18"> This command is also part of chroot_startup.sh, so re-executing that script should also fix Internet connectivity issues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angal1" svg:font-family="Mangal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4.2$Linux_X86_64 LibreOffice_project/00$Build-2</meta:generator>
    <dc:date>2021-07-19T09:24:46.314397863</dc:date>
    <meta:editing-duration>PT1H10M1S</meta:editing-duration>
    <meta:editing-cycles>24</meta:editing-cycles>
    <meta:document-statistic meta:table-count="0" meta:image-count="0" meta:object-count="0" meta:page-count="3" meta:paragraph-count="74" meta:word-count="706" meta:character-count="4363" meta:non-whitespace-character-count="3803"/>
  </office:meta>
</office:document-meta>
</file>